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 style:master-page-name="Standard">
      <style:paragraph-properties fo:margin-top="0cm" fo:margin-bottom="0cm" loext:contextual-spacing="false" style:page-number="1"/>
    </style:style>
    <style:style style:name="P3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</style:style>
    <style:style style:name="P4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n USB drive:</text:p>
      <text:list xml:id="list8079744233786730356" text:style-name="WWNum1">
        <text:list-item>
          <text:p text:style-name="P3">run_script.py</text:p>
        </text:list-item>
        <text:list-item>
          <text:p text:style-name="P3">robo_mod.py</text:p>
        </text:list-item>
        <text:list-item>
          <text:p text:style-name="P3">tutorial.pdf</text:p>
        </text:list-item>
      </text:list>
      <text:p text:style-name="P1"/>
      <text:p text:style-name="P1">on pi (autorun on boot):</text:p>
      <text:list xml:id="list3148759867744084904" text:style-name="WWNum2">
        <text:list-item>
          <text:p text:style-name="P4">robo_sys.py (\home)</text:p>
        </text:list-item>
      </text:list>
      <text:p text:style-name="P1"/>
      <text:p text:style-name="P1">run_script.py = the code the user can input and change</text:p>
      <text:p text:style-name="P1">.robo_mod.py = the module containing the functions that interact with the hardware</text:p>
      <text:p text:style-name="P1">tutorial.pdf = a tutorial showing how to use the functions</text:p>
      <text:p text:style-name="P1">robo_sys.py = the script that is always running and calls run_script.py and also </text:p>
      <text:p text:style-name="P1">handles error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style:text-autospace="ideograph-alpha" style:punctuation-wrap="hanging" style:line-break="strict" style:tab-stop-distance="1.27cm" style:writing-mode="page">
        <style:background-image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0T16:11:56.045852623</dc:date>
    <meta:editing-duration>PT2M5S</meta:editing-duration>
    <meta:editing-cycles>1</meta:editing-cycles>
    <meta:document-statistic meta:table-count="0" meta:image-count="0" meta:object-count="0" meta:page-count="1" meta:paragraph-count="11" meta:word-count="64" meta:character-count="385" meta:non-whitespace-character-count="335"/>
    <meta:generator>LibreOffice/4.3.3.2$Linux_ARM_EABI LibreOffice_project/430m0$Build-2</meta:generator>
  </office:meta>
</office:document-meta>
</file>